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5pt" fo:font-style="normal" fo:font-weight="bold" style:font-name-asian="Verdana" style:font-size-asian="15pt" style:font-style-asian="normal" style:font-weight-asian="bold" style:font-name-complex="Verdana" style:font-size-complex="15pt" style:font-style-complex="normal" style:font-weight-complex="bold"/>
    </style:style>
    <style:style style:name="P2" style:family="paragraph" style:parent-style-name="Standard">
      <style:text-properties fo:font-size="15pt" style:font-size-asian="15pt" style:font-size-complex="15pt"/>
    </style:style>
    <style:style style:name="P3"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4"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5"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5pt" style:font-size-asian="15pt" style:font-size-complex="15pt"/>
    </style:style>
    <style:style style:name="P6"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5pt" style:font-size-asian="15pt" style:font-size-complex="15pt"/>
    </style:style>
    <style:style style:name="P7" style:family="paragraph" style:parent-style-name="Standard">
      <style:paragraph-properties fo:margin-top="0in" fo:margin-bottom="0.1665in" style:line-height-at-least="0.25in" fo:text-align="start" style:justify-single-word="false" style:text-autospace="none"/>
      <style:text-properties fo:font-size="32pt" fo:font-weight="bold" style:font-size-asian="32pt" style:font-weight-asian="bold" style:font-size-complex="32pt" style:font-weight-complex="bold"/>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arty Italian Meat Sauce </text:p>
      <text:p text:style-name="P1">Serves 8 to 10</text:p>
      <text:p text:style-name="P3">We prefer meatloaf mix (a combination of ground beef, pork, and veal) for the meatballs in this recipe. Ground beef may be substituted, but the meatballs won’t be as flavorful. Six tablespoons of plain yogurt thinned with 2 tablespoons of milk can be substituted for the buttermilk. This recipe makes enough to sauce 1½ pounds of pasta. Our preferred brands of crushed tomatoes are Tuttorosso and Muir Glen. The sauce can be prepared through step 4 and then cooled and refrigerated in the Dutch oven for up to 2 days. To reheat, drizzle ½ cup of water over the sauce (do not stir in) and warm on the lower-middle rack of a preheated 325-degree oven for 1 hour before proceeding with the recipe.</text:p>
      <text:p text:style-name="P1">INGREDIENTS</text:p>
      <text:p text:style-name="P1">SAUCE</text:p>
      <text:p text:style-name="P5"><text:span text:style-name="T1"><text:tab/><text:tab/>2</text:span><text:span text:style-name="T2"> tablespoons olive oil</text:span></text:p>
      <text:p text:style-name="P5"><text:span text:style-name="T1"><text:tab/><text:tab/>1</text:span><text:span text:style-name="T2"> rack baby back ribs (about 2 1/4 pounds), cut into 2-rib sections</text:span></text:p>
      <text:p text:style-name="P5"><text:span text:style-name="T1"><text:tab/><text:tab/></text:span><text:span text:style-name="T2">Table salt and ground black pepper</text:span></text:p>
      <text:p text:style-name="P5"><text:span text:style-name="T1"><text:tab/><text:tab/>1</text:span><text:span text:style-name="T2"> pound hot Italian sausage links</text:span></text:p>
      <text:p text:style-name="P5"><text:span text:style-name="T1"><text:tab/><text:tab/>2</text:span><text:span text:style-name="T2"> medium onions , chopped fine (about 2 cups)</text:span></text:p>
      <text:p text:style-name="P5"><text:span text:style-name="T1"><text:tab/><text:tab/>1 1/4</text:span><text:span text:style-name="T2"> teaspoons dried oregano</text:span></text:p>
      <text:p text:style-name="P5"><text:span text:style-name="T1"><text:tab/><text:tab/>3</text:span><text:span text:style-name="T2"> tablespoons tomato paste</text:span></text:p>
      <text:p text:style-name="P5"><text:span text:style-name="T1"><text:tab/><text:tab/>4</text:span><text:span text:style-name="T2"> medium garlic cloves , minced or pressed through garlic press (about 4 teaspoons)</text:span></text:p>
      <text:p text:style-name="P5"><text:span text:style-name="T1"><text:tab/><text:tab/>2</text:span><text:span text:style-name="T2"> (28-ounce) cans crushed tomatoes (see note)</text:span></text:p>
      <text:p text:style-name="P5"><text:span text:style-name="T1"><text:tab/><text:tab/>2/3</text:span><text:span text:style-name="T2"> cup beef broth</text:span></text:p>
      <text:p text:style-name="P5"><text:span text:style-name="T1"><text:tab/><text:tab/>1/4</text:span><text:span text:style-name="T2"> cup chopped fresh basil leaves</text:span></text:p>
      <text:p text:style-name="P1"><text:soft-page-break/>MEATBALLS</text:p>
      <text:p text:style-name="P5"><text:span text:style-name="T1"><text:tab/><text:tab/>2</text:span><text:span text:style-name="T2"> slices hearty white sandwich bread , crusts removed and bread cut into 1/2-inch cubes</text:span></text:p>
      <text:p text:style-name="P5"><text:span text:style-name="T1"><text:tab/><text:tab/>1/2</text:span><text:span text:style-name="T2"> cup buttermilk (see note)</text:span></text:p>
      <text:p text:style-name="P5"><text:span text:style-name="T1"><text:tab/><text:tab/>1/4</text:span><text:span text:style-name="T2"> cup fresh parsley leaves , chopped</text:span></text:p>
      <text:p text:style-name="P5"><text:span text:style-name="T1"><text:tab/><text:tab/>2</text:span><text:span text:style-name="T2"> medium garlic cloves , minced or pressed through garlic press (about 2 teaspoons)</text:span></text:p>
      <text:p text:style-name="P5"><text:span text:style-name="T1"><text:tab/><text:tab/>1</text:span><text:span text:style-name="T2"> large egg yolk</text:span></text:p>
      <text:p text:style-name="P5"><text:span text:style-name="T1"><text:tab/><text:tab/>1/2</text:span><text:span text:style-name="T2"> teaspoon table salt</text:span></text:p>
      <text:p text:style-name="P5"><text:span text:style-name="T1"><text:tab/><text:tab/>1/4</text:span><text:span text:style-name="T2"> teaspoon crushed red pepper flakes</text:span></text:p>
      <text:p text:style-name="P5"><text:span text:style-name="T1"><text:tab/><text:tab/>1</text:span><text:span text:style-name="T2"> pound meatloaf mix (see note)</text:span></text:p>
      <text:p text:style-name="P5"><text:span text:style-name="T1"><text:tab/><text:tab/>2</text:span><text:span text:style-name="T2"> ounces thinly sliced prosciutto , chopped fine</text:span></text:p>
      <text:p text:style-name="P5"><text:span text:style-name="T1"><text:tab/><text:tab/>1</text:span><text:span text:style-name="T2"> ounce Pecorino Romano cheese , grated (about 1/2 cup)</text:span></text:p>
      <text:p text:style-name="P5"><text:span text:style-name="T1"><text:tab/><text:tab/>1/2</text:span><text:span text:style-name="T2"> cup olive oil</text:span></text:p>
      <text:p text:style-name="P1">PASTA</text:p>
      <text:p text:style-name="P5"><text:span text:style-name="T1"><text:tab/><text:tab/>1 1/2</text:span><text:span text:style-name="T2"> pounds spaghetti or linguine</text:span></text:p>
      <text:p text:style-name="P5"><text:span text:style-name="T1"><text:tab/><text:tab/>2</text:span><text:span text:style-name="T2"> tablespoons table salt</text:span></text:p>
      <text:p text:style-name="P5"><text:span text:style-name="T1"><text:tab/><text:tab/></text:span><text:span text:style-name="T2">Grated Parmesan cheese for serving</text:span></text:p>
      <text:p text:style-name="P1">INSTRUCTIONS</text:p>
      <text:p text:style-name="P6"><text:span text:style-name="T1"><text:tab/><text:tab/>1. FOR THE SAUCE:</text:span><text:span text:style-name="T2"> Adjust oven rack to lower- middle position and heat oven to 325 degrees. Heat oil in large Dutch oven over medium-high heat until just smoking. Pat ribs dry with paper towels and season with salt and pepper. Add half of ribs to pot and brown on both sides, 5 to 7 minutes total. Transfer ribs to large plate and brown remaining ribs. After transferring second batch of ribs to plate, brown sausages on all sides, 5 to 7 minutes total. Transfer sausages to plate with ribs. </text:span></text:p>
      <text:p text:style-name="P4"><text:tab/><text:tab/>2. Reduce heat to medium, add onions and oregano; cook, stirring occasionally, until beginning to brown, about 5 <text:soft-page-break/>minutes. Add tomato paste and cook, stirring constantly, until very dark, about 3 minutes. Stir in garlic and cook until fragrant, about 30 seconds. Add crushed tomatoes and broth, scraping up any browned bits. Return ribs and sausage to pot; bring to simmer, cover, and transfer to oven. Cook until ribs are tender, about 2½ hours. </text:p>
      <text:p text:style-name="P6"><text:span text:style-name="T1"><text:tab/><text:tab/>3. FOR THE MEATBALLS:</text:span><text:span text:style-name="T2"> Meanwhile, combine bread cubes, buttermilk, parsley, garlic, egg yolk, salt, and red pepper flakes in medium bowl and mash with fork until no bread chunks remain. Add meatloaf mix, prosciutto, and cheese to bread mixture; mix with hands until thoroughly combined. Divide mixture into 12 pieces; roll into balls, transfer to plate, cover with plastic, and refrigerate until ready to use. </text:span></text:p>
      <text:p text:style-name="P4"><text:tab/><text:tab/>4. When sauce is 30 minutes from being done, heat oil in large nonstick skillet over medium-high heat until shimmering. Add meatballs and cook until well browned all over, 5 to 7 minutes. Transfer meatballs to paper towel-lined plate to drain briefly. Remove sauce from oven and skim fat from top with large spoon. Transfer browned meatballs to sauce and gently submerge. Cover, return pot to oven, and continue cooking until meatballs are just cooked through, about 15 minutes. </text:p>
      <text:p text:style-name="P4"><text:tab/><text:tab/>5. Meanwhile, bring 6 quarts water to boil in large pot. Add pasta and salt and cook until al dente. Reserve ½ cup cooking water; drain pasta and transfer back to cooking pot. </text:p>
      <text:p text:style-name="P6"><text:span text:style-name="T1"><text:tab/><text:tab/>6. TO SERVE:</text:span><text:span text:style-name="T2"> Using tongs, transfer meatballs, ribs, and sausage to serving platter and cut sausages in half. Stir basil into sauce and adjust seasoning with salt and pepper. Toss pasta with 1 cup sauce and reserved pasta cooking water so that sauce lightly coats pasta. Serve pasta, passing remaining sauce and meat platter separately.</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11-03T12:03:14</meta:creation-date>
    <dc:date>2012-09-20T08:56:28</dc:date>
    <dc:creator>Robert Houk</dc:creator>
    <meta:editing-duration>PT00H08M23S</meta:editing-duration>
    <meta:editing-cycles>3</meta:editing-cycles>
    <meta:generator>OpenOffice.org/3.2$Unix OpenOffice.org_project/320m18$Build-9502</meta:generator>
    <meta:printed-by>Robert Houk</meta:printed-by>
    <meta:print-date>2011-11-03T12:10:33</meta:print-date>
    <meta:document-statistic meta:table-count="0" meta:image-count="0" meta:object-count="0" meta:page-count="3" meta:paragraph-count="39" meta:word-count="710" meta:character-count="4168"/>
  </office:meta>
</office:document-meta>
</file>